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B000002BD3914D8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0.7cm" svg:height="20.2cm" svg:x="3.7cm" svg:y="0.2cm">
          <draw:image xlink:href="Pictures/100000000000024B000002BD3914D8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9T14:37:17.301569339</meta:creation-date>
    <dc:date>2015-10-09T14:39:29.043062981</dc:date>
    <meta:editing-duration>PT26S</meta:editing-duration>
    <meta:editing-cycles>2</meta:editing-cycles>
    <meta:generator>LibreOffice/4.2.8.2$Linux_X86_64 LibreOffice_project/420m0$Build-2</meta:generator>
    <meta:document-statistic meta:object-count="24"/>
  </office:meta>
</office:document-meta>
</file>